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cognome</text:p>
          </table:table-cell>
          <table:table-cell office:value-type="string">
            <text:p>nome</text:p>
          </table:table-cell>
          <table:table-cell office:value-type="string">
            <text:p>genere</text:p>
          </table:table-cell>
          <table:table-cell office:value-type="string">
            <text:p>dolore</text:p>
          </table:table-cell>
          <table:table-cell office:value-type="string">
            <text:p>scoreAI</text:p>
          </table:table-cell>
          <table:table-cell office:value-type="string">
            <text:p>AI</text:p>
          </table:table-cell>
          <table:table-cell office:value-type="string">
            <text:p>odontoiatra</text:p>
          </table:table-cell>
          <table:table-cell office:value-type="string">
            <text:p>visite</text:p>
          </table:table-cell>
          <table:table-cell office:value-type="string">
            <text:p>durata</text:p>
          </table:table-cell>
          <table:table-cell office:value-type="string">
            <text:p>logdurata</text:p>
          </table:table-cell>
        </table:table-row>
        <table:table-row table:style-name="ro2">
          <table:table-cell office:value-type="string">
            <text:p>Biondi</text:p>
          </table:table-cell>
          <table:table-cell office:value-type="string">
            <text:p>Tommas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.18">
            <text:p>3,18</text:p>
          </table:table-cell>
        </table:table-row>
        <table:table-row table:style-name="ro1">
          <table:table-cell office:value-type="string">
            <text:p>Ghilarducci</text:p>
          </table:table-cell>
          <table:table-cell office:value-type="string">
            <text:p>Francesc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4.06">
            <text:p>4,06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Chiar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.85">
            <text:p>3,85</text:p>
          </table:table-cell>
        </table:table-row>
        <table:table-row table:style-name="ro1">
          <table:table-cell office:value-type="string">
            <text:p>Bollani</text:p>
          </table:table-cell>
          <table:table-cell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.76">
            <text:p>3,76</text:p>
          </table:table-cell>
        </table:table-row>
        <table:table-row table:style-name="ro2">
          <table:table-cell office:value-type="string">
            <text:p>Ascoli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.33">
            <text:p>3,33</text:p>
          </table:table-cell>
        </table:table-row>
        <table:table-row table:style-name="ro2">
          <table:table-cell office:value-type="string">
            <text:p>Scala</text:p>
          </table:table-cell>
          <table:table-cell office:value-type="string">
            <text:p>Marc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5.01">
            <text:p>5,01</text:p>
          </table:table-cell>
        </table:table-row>
        <table:table-row table:style-name="ro1">
          <table:table-cell office:value-type="string">
            <text:p>Buzzi</text:p>
          </table:table-cell>
          <table:table-cell office:value-type="string">
            <text:p>Matti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4.64">
            <text:p>4,64</text:p>
          </table:table-cell>
        </table:table-row>
        <table:table-row table:style-name="ro2">
          <table:table-cell office:value-type="string">
            <text:p>Rotondi</text:p>
          </table:table-cell>
          <table:table-cell office:value-type="string">
            <text:p>Gabriel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4.26">
            <text:p>4,26</text:p>
          </table:table-cell>
        </table:table-row>
        <table:table-row table:style-name="ro2">
          <table:table-cell office:value-type="string">
            <text:p>Rossi</text:p>
          </table:table-cell>
          <table:table-cell office:value-type="string">
            <text:p>Iris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4.26">
            <text:p>4,26</text:p>
          </table:table-cell>
        </table:table-row>
        <table:table-row table:style-name="ro2">
          <table:table-cell office:value-type="string">
            <text:p>Martini</text:p>
          </table:table-cell>
          <table:table-cell office:value-type="string">
            <text:p>Circe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.71">
            <text:p>3,71</text:p>
          </table:table-cell>
        </table:table-row>
        <table:table-row table:style-name="ro2">
          <table:table-cell office:value-type="string">
            <text:p>Bruno</text:p>
          </table:table-cell>
          <table:table-cell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string">
            <text:p>Micheletti</text:p>
          </table:table-cell>
          <table:table-cell office:value-type="string">
            <text:p>Francesc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.37">
            <text:p>4,37</text:p>
          </table:table-cell>
        </table:table-row>
        <table:table-row table:style-name="ro2">
          <table:table-cell office:value-type="string">
            <text:p>Fiore</text:p>
          </table:table-cell>
          <table:table-cell office:value-type="string">
            <text:p>Ros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office:value-type="string">
            <text:p>Molteni</text:p>
          </table:table-cell>
          <table:table-cell office:value-type="string">
            <text:p>Sar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office:value-type="string">
            <text:p>cari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.69">
            <text:p>3,69</text:p>
          </table:table-cell>
        </table:table-row>
        <table:table-row table:style-name="ro1">
          <table:table-cell office:value-type="string">
            <text:p>Brizzi</text:p>
          </table:table-cell>
          <table:table-cell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4.55">
            <text:p>4,55</text:p>
          </table:table-cell>
        </table:table-row>
        <table:table-row table:style-name="ro2">
          <table:table-cell office:value-type="string">
            <text:p>Medici</text:p>
          </table:table-cell>
          <table:table-cell office:value-type="string">
            <text:p>Aten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.42">
            <text:p>4,42</text:p>
          </table:table-cell>
        </table:table-row>
        <table:table-row table:style-name="ro2">
          <table:table-cell office:value-type="string">
            <text:p>Santoro</text:p>
          </table:table-cell>
          <table:table-cell office:value-type="string">
            <text:p>Tommas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.37">
            <text:p>3,37</text:p>
          </table:table-cell>
        </table:table-row>
        <table:table-row table:style-name="ro1">
          <table:table-cell office:value-type="string">
            <text:p>Bertoni</text:p>
          </table:table-cell>
          <table:table-cell office:value-type="string">
            <text:p>Damian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4.36">
            <text:p>4,36</text:p>
          </table:table-cell>
        </table:table-row>
        <table:table-row table:style-name="ro2">
          <table:table-cell office:value-type="string">
            <text:p>Giovannini</text:p>
          </table:table-cell>
          <table:table-cell office:value-type="string">
            <text:p>Alessandr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.04">
            <text:p>3,04</text:p>
          </table:table-cell>
        </table:table-row>
        <table:table-row table:style-name="ro2">
          <table:table-cell office:value-type="string">
            <text:p>Russo</text:p>
          </table:table-cell>
          <table:table-cell office:value-type="string">
            <text:p>Auror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4.42">
            <text:p>4,42</text:p>
          </table:table-cell>
        </table:table-row>
        <table:table-row table:style-name="ro1">
          <table:table-cell office:value-type="string">
            <text:p>Squarcione</text:p>
          </table:table-cell>
          <table:table-cell office:value-type="string">
            <text:p>Daniel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float" office:value="5.02">
            <text:p>5,02</text:p>
          </table:table-cell>
        </table:table-row>
        <table:table-row table:style-name="ro1">
          <table:table-cell office:value-type="string">
            <text:p>Mazzoni</text:p>
          </table:table-cell>
          <table:table-cell office:value-type="string">
            <text:p>Ann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.71">
            <text:p>2,71</text:p>
          </table:table-cell>
        </table:table-row>
        <table:table-row table:style-name="ro2">
          <table:table-cell office:value-type="string">
            <text:p>Bellucci</text:p>
          </table:table-cell>
          <table:table-cell office:value-type="string">
            <text:p>Alessandr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office:value-type="string">
            <text:p>cari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.91">
            <text:p>3,91</text:p>
          </table:table-cell>
        </table:table-row>
        <table:table-row table:style-name="ro2">
          <table:table-cell office:value-type="string">
            <text:p>Giovannini</text:p>
          </table:table-cell>
          <table:table-cell office:value-type="string">
            <text:p>Margherit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3">
            <text:p>3,93</text:p>
          </table:table-cell>
        </table:table-row>
        <table:table-row table:style-name="ro2">
          <table:table-cell office:value-type="string">
            <text:p>Giordano</text:p>
          </table:table-cell>
          <table:table-cell office:value-type="string">
            <text:p>Ludovic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6">
            <text:p>26</text:p>
          </table:table-cell>
          <table:table-cell office:value-type="string">
            <text:p>cari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.76">
            <text:p>3,76</text:p>
          </table:table-cell>
        </table:table-row>
        <table:table-row table:style-name="ro2">
          <table:table-cell office:value-type="string">
            <text:p>Conte</text:p>
          </table:table-cell>
          <table:table-cell office:value-type="string">
            <text:p>Bianc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ncini</text:p>
          </table:table-cell>
          <table:table-cell office:value-type="string">
            <text:p>Er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3">
            <text:p>3,93</text:p>
          </table:table-cell>
        </table:table-row>
        <table:table-row table:style-name="ro2">
          <table:table-cell office:value-type="string">
            <text:p>Monti</text:p>
          </table:table-cell>
          <table:table-cell office:value-type="string">
            <text:p>Martin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4.57">
            <text:p>4,57</text:p>
          </table:table-cell>
        </table:table-row>
        <table:table-row table:style-name="ro2">
          <table:table-cell office:value-type="string">
            <text:p>Gentile</text:p>
          </table:table-cell>
          <table:table-cell office:value-type="string">
            <text:p>Aless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.04">
            <text:p>4,04</text:p>
          </table:table-cell>
        </table:table-row>
        <table:table-row table:style-name="ro2">
          <table:table-cell office:value-type="string">
            <text:p>Catalano</text:p>
          </table:table-cell>
          <table:table-cell office:value-type="string">
            <text:p>Afrodite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4.08">
            <text:p>4,08</text:p>
          </table:table-cell>
        </table:table-row>
        <table:table-row table:style-name="ro2">
          <table:table-cell office:value-type="string">
            <text:p>Giunta</text:p>
          </table:table-cell>
          <table:table-cell office:value-type="string">
            <text:p>Lorenz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3">
            <text:p>3,93</text:p>
          </table:table-cell>
        </table:table-row>
        <table:table-row table:style-name="ro2">
          <table:table-cell office:value-type="string">
            <text:p>Romano</text:p>
          </table:table-cell>
          <table:table-cell office:value-type="string">
            <text:p>Alice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string">
            <text:p>Spadafora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office:value-type="string">
            <text:p>Goncalves</text:p>
          </table:table-cell>
          <table:table-cell office:value-type="string">
            <text:p>Emily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.74">
            <text:p>3,74</text:p>
          </table:table-cell>
        </table:table-row>
        <table:table-row table:style-name="ro1">
          <table:table-cell office:value-type="string">
            <text:p>Rambaldi</text:p>
          </table:table-cell>
          <table:table-cell office:value-type="string">
            <text:p>Lorenz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.08">
            <text:p>4,08</text:p>
          </table:table-cell>
        </table:table-row>
        <table:table-row table:style-name="ro2">
          <table:table-cell office:value-type="string">
            <text:p>Ravani</text:p>
          </table:table-cell>
          <table:table-cell office:value-type="string">
            <text:p>Fabi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3">
            <text:p>3,93</text:p>
          </table:table-cell>
        </table:table-row>
        <table:table-row table:style-name="ro2">
          <table:table-cell office:value-type="string">
            <text:p>Ratti</text:p>
          </table:table-cell>
          <table:table-cell office:value-type="string">
            <text:p>Matte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string">
            <text:p>Soria</text:p>
          </table:table-cell>
          <table:table-cell office:value-type="string">
            <text:p>Gabriele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.13">
            <text:p>4,13</text:p>
          </table:table-cell>
        </table:table-row>
        <table:table-row table:style-name="ro2">
          <table:table-cell office:value-type="string">
            <text:p>Armani</text:p>
          </table:table-cell>
          <table:table-cell office:value-type="string">
            <text:p>Federic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.87">
            <text:p>3,87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Mattia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.08">
            <text:p>4,08</text:p>
          </table:table-cell>
        </table:table-row>
        <table:table-row table:style-name="ro2">
          <table:table-cell office:value-type="string">
            <text:p>Gallo</text:p>
          </table:table-cell>
          <table:table-cell office:value-type="string">
            <text:p>Elis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.47">
            <text:p>3,47</text:p>
          </table:table-cell>
        </table:table-row>
        <table:table-row table:style-name="ro2">
          <table:table-cell office:value-type="string">
            <text:p>Grassi</text:p>
          </table:table-cell>
          <table:table-cell office:value-type="string">
            <text:p>Sarah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string">
            <text:p>Scialabba</text:p>
          </table:table-cell>
          <table:table-cell office:value-type="string">
            <text:p>Andre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carie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5.33">
            <text:p>5,33</text:p>
          </table:table-cell>
        </table:table-row>
        <table:table-row table:style-name="ro2">
          <table:table-cell office:value-type="string">
            <text:p>Battiferro</text:p>
          </table:table-cell>
          <table:table-cell office:value-type="string">
            <text:p>Dali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.66">
            <text:p>3,66</text:p>
          </table:table-cell>
        </table:table-row>
        <table:table-row table:style-name="ro2">
          <table:table-cell office:value-type="string">
            <text:p>Rizzi</text:p>
          </table:table-cell>
          <table:table-cell office:value-type="string">
            <text:p>Andre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.71">
            <text:p>3,71</text:p>
          </table:table-cell>
        </table:table-row>
        <table:table-row table:style-name="ro1">
          <table:table-cell office:value-type="string">
            <text:p>Scognamiglio</text:p>
          </table:table-cell>
          <table:table-cell office:value-type="string">
            <text:p>Matte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.97">
            <text:p>3,97</text:p>
          </table:table-cell>
        </table:table-row>
        <table:table-row table:style-name="ro2">
          <table:table-cell office:value-type="string">
            <text:p>Ricci</text:p>
          </table:table-cell>
          <table:table-cell office:value-type="string">
            <text:p>Ludovic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.37">
            <text:p>4,37</text:p>
          </table:table-cell>
        </table:table-row>
        <table:table-row table:style-name="ro2">
          <table:table-cell office:value-type="string">
            <text:p>Alessi</text:p>
          </table:table-cell>
          <table:table-cell office:value-type="string">
            <text:p>Enric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4.01">
            <text:p>4,01</text:p>
          </table:table-cell>
        </table:table-row>
        <table:table-row table:style-name="ro1">
          <table:table-cell office:value-type="string">
            <text:p>Angelini</text:p>
          </table:table-cell>
          <table:table-cell office:value-type="string">
            <text:p>Albert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.37">
            <text:p>4,37</text:p>
          </table:table-cell>
        </table:table-row>
        <table:table-row table:style-name="ro2">
          <table:table-cell office:value-type="string">
            <text:p>Mariotti</text:p>
          </table:table-cell>
          <table:table-cell office:value-type="string">
            <text:p>Penelope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.69">
            <text:p>3,69</text:p>
          </table:table-cell>
        </table:table-row>
        <table:table-row table:style-name="ro2">
          <table:table-cell office:value-type="string">
            <text:p>Mori</text:p>
          </table:table-cell>
          <table:table-cell office:value-type="string">
            <text:p>Raffaell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.18">
            <text:p>3,18</text:p>
          </table:table-cell>
        </table:table-row>
        <table:table-row table:style-name="ro2">
          <table:table-cell office:value-type="string">
            <text:p>Farnese</text:p>
          </table:table-cell>
          <table:table-cell office:value-type="string">
            <text:p>Elen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4.44">
            <text:p>4,44</text:p>
          </table:table-cell>
        </table:table-row>
        <table:table-row table:style-name="ro2">
          <table:table-cell office:value-type="string">
            <text:p>Rizzato</text:p>
          </table:table-cell>
          <table:table-cell office:value-type="string">
            <text:p>David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4.92">
            <text:p>4,92</text:p>
          </table:table-cell>
        </table:table-row>
        <table:table-row table:style-name="ro1">
          <table:table-cell office:value-type="string">
            <text:p>Bertacchini</text:p>
          </table:table-cell>
          <table:table-cell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.83">
            <text:p>2,83</text:p>
          </table:table-cell>
        </table:table-row>
        <table:table-row table:style-name="ro2">
          <table:table-cell office:value-type="string">
            <text:p>Ribeiro</text:p>
          </table:table-cell>
          <table:table-cell office:value-type="string">
            <text:p>Alessandr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.22">
            <text:p>3,22</text:p>
          </table:table-cell>
        </table:table-row>
        <table:table-row table:style-name="ro2">
          <table:table-cell office:value-type="string">
            <text:p>Schiavone</text:p>
          </table:table-cell>
          <table:table-cell office:value-type="string">
            <text:p>Luc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4.74">
            <text:p>4,74</text:p>
          </table:table-cell>
        </table:table-row>
        <table:table-row table:style-name="ro1">
          <table:table-cell office:value-type="string">
            <text:p>Marini</text:p>
          </table:table-cell>
          <table:table-cell office:value-type="string">
            <text:p>Est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.97">
            <text:p>3,97</text:p>
          </table:table-cell>
        </table:table-row>
        <table:table-row table:style-name="ro2">
          <table:table-cell office:value-type="string">
            <text:p>Grandi</text:p>
          </table:table-cell>
          <table:table-cell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.25">
            <text:p>4,25</text:p>
          </table:table-cell>
        </table:table-row>
        <table:table-row table:style-name="ro2">
          <table:table-cell office:value-type="string">
            <text:p>Bianchi</text:p>
          </table:table-cell>
          <table:table-cell office:value-type="string">
            <text:p>Beatrice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4.72">
            <text:p>4,72</text:p>
          </table:table-cell>
        </table:table-row>
        <table:table-row table:style-name="ro2">
          <table:table-cell office:value-type="string">
            <text:p>Gatti</text:p>
          </table:table-cell>
          <table:table-cell office:value-type="string">
            <text:p>Giorgi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.09">
            <text:p>3,09</text:p>
          </table:table-cell>
        </table:table-row>
        <table:table-row table:style-name="ro2">
          <table:table-cell office:value-type="string">
            <text:p>Manfredi</text:p>
          </table:table-cell>
          <table:table-cell office:value-type="string">
            <text:p>Gabriell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4.01">
            <text:p>4,01</text:p>
          </table:table-cell>
        </table:table-row>
        <table:table-row table:style-name="ro2">
          <table:table-cell office:value-type="string">
            <text:p>Massimi</text:p>
          </table:table-cell>
          <table:table-cell office:value-type="string">
            <text:p>Cassandr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string">
            <text:p>Aurino</text:p>
          </table:table-cell>
          <table:table-cell office:value-type="string">
            <text:p>Guid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4.86">
            <text:p>4,86</text:p>
          </table:table-cell>
        </table:table-row>
        <table:table-row table:style-name="ro2">
          <table:table-cell office:value-type="string">
            <text:p>Abate</text:p>
          </table:table-cell>
          <table:table-cell office:value-type="string">
            <text:p>Samuele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string">
            <text:p>Spinazzola</text:p>
          </table:table-cell>
          <table:table-cell office:value-type="string">
            <text:p>Giacom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.53">
            <text:p>3,53</text:p>
          </table:table-cell>
        </table:table-row>
        <table:table-row table:style-name="ro2">
          <table:table-cell office:value-type="string">
            <text:p>Bassi</text:p>
          </table:table-cell>
          <table:table-cell office:value-type="string">
            <text:p>Nathan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.43">
            <text:p>4,43</text:p>
          </table:table-cell>
        </table:table-row>
        <table:table-row table:style-name="ro2">
          <table:table-cell office:value-type="string">
            <text:p>Basile</text:p>
          </table:table-cell>
          <table:table-cell office:value-type="string">
            <text:p>Artemide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7">
            <text:p>27</text:p>
          </table:table-cell>
          <table:table-cell office:value-type="string">
            <text:p>cari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.81">
            <text:p>3,81</text:p>
          </table:table-cell>
        </table:table-row>
        <table:table-row table:style-name="ro1">
          <table:table-cell office:value-type="string">
            <text:p>Maffei</text:p>
          </table:table-cell>
          <table:table-cell office:value-type="string">
            <text:p>Mar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.47">
            <text:p>4,47</text:p>
          </table:table-cell>
        </table:table-row>
        <table:table-row table:style-name="ro2">
          <table:table-cell office:value-type="string">
            <text:p>Giuliani</text:p>
          </table:table-cell>
          <table:table-cell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.81">
            <text:p>3,81</text:p>
          </table:table-cell>
        </table:table-row>
        <table:table-row table:style-name="ro2">
          <table:table-cell office:value-type="string">
            <text:p>Fabbro</text:p>
          </table:table-cell>
          <table:table-cell office:value-type="string">
            <text:p>Marcell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4.62">
            <text:p>4,62</text:p>
          </table:table-cell>
        </table:table-row>
        <table:table-row table:style-name="ro2">
          <table:table-cell office:value-type="string">
            <text:p>Mancini</text:p>
          </table:table-cell>
          <table:table-cell office:value-type="string">
            <text:p>Ann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Napoli</text:p>
          </table:table-cell>
          <table:table-cell office:value-type="string">
            <text:p>Gigliol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.91">
            <text:p>3,91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Nicole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.25">
            <text:p>4,25</text:p>
          </table:table-cell>
        </table:table-row>
        <table:table-row table:style-name="ro2">
          <table:table-cell office:value-type="string">
            <text:p>Alberti</text:p>
          </table:table-cell>
          <table:table-cell office:value-type="string">
            <text:p>Robert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4.54">
            <text:p>4,54</text:p>
          </table:table-cell>
        </table:table-row>
        <table:table-row table:style-name="ro2">
          <table:table-cell office:value-type="string">
            <text:p>Amato</text:p>
          </table:table-cell>
          <table:table-cell office:value-type="string">
            <text:p>Marc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.78">
            <text:p>3,78</text:p>
          </table:table-cell>
        </table:table-row>
        <table:table-row table:style-name="ro2">
          <table:table-cell office:value-type="string">
            <text:p>Speziale</text:p>
          </table:table-cell>
          <table:table-cell office:value-type="string">
            <text:p>Giusepp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string">
            <text:p>Marino</text:p>
          </table:table-cell>
          <table:table-cell office:value-type="string">
            <text:p>Matilde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.61">
            <text:p>3,61</text:p>
          </table:table-cell>
        </table:table-row>
        <table:table-row table:style-name="ro2">
          <table:table-cell office:value-type="string">
            <text:p>Esposito</text:p>
          </table:table-cell>
          <table:table-cell office:value-type="string">
            <text:p>Ginevr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.64">
            <text:p>3,64</text:p>
          </table:table-cell>
        </table:table-row>
        <table:table-row table:style-name="ro2">
          <table:table-cell office:value-type="string">
            <text:p>Greco</text:p>
          </table:table-cell>
          <table:table-cell office:value-type="string">
            <text:p>Demetr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.56">
            <text:p>3,56</text:p>
          </table:table-cell>
        </table:table-row>
        <table:table-row table:style-name="ro1">
          <table:table-cell office:value-type="string">
            <text:p>Liuzzi</text:p>
          </table:table-cell>
          <table:table-cell office:value-type="string">
            <text:p>Giorgi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.56">
            <text:p>3,56</text:p>
          </table:table-cell>
        </table:table-row>
        <table:table-row table:style-name="ro2">
          <table:table-cell office:value-type="string">
            <text:p>Anastasia</text:p>
          </table:table-cell>
          <table:table-cell office:value-type="string">
            <text:p>Emanuel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carie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  <table:table-cell office:value-type="float" office:value="5.16">
            <text:p>5,16</text:p>
          </table:table-cell>
        </table:table-row>
        <table:table-row table:style-name="ro2">
          <table:table-cell office:value-type="string">
            <text:p>Raimondi</text:p>
          </table:table-cell>
          <table:table-cell office:value-type="string">
            <text:p>Riccard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.09">
            <text:p>3,09</text:p>
          </table:table-cell>
        </table:table-row>
        <table:table-row table:style-name="ro2">
          <table:table-cell office:value-type="string">
            <text:p>Galimberti</text:p>
          </table:table-cell>
          <table:table-cell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carie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5.43">
            <text:p>5,43</text:p>
          </table:table-cell>
        </table:table-row>
        <table:table-row table:style-name="ro2">
          <table:table-cell office:value-type="string">
            <text:p>Bellini</text:p>
          </table:table-cell>
          <table:table-cell office:value-type="string">
            <text:p>Nicol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4.62">
            <text:p>4,62</text:p>
          </table:table-cell>
        </table:table-row>
        <table:table-row table:style-name="ro2">
          <table:table-cell office:value-type="string">
            <text:p>Guerra</text:p>
          </table:table-cell>
          <table:table-cell office:value-type="string">
            <text:p>Auror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.89">
            <text:p>2,89</text:p>
          </table:table-cell>
        </table:table-row>
        <table:table-row table:style-name="ro2">
          <table:table-cell office:value-type="string">
            <text:p>Romita</text:p>
          </table:table-cell>
          <table:table-cell office:value-type="string">
            <text:p>Enea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4.34">
            <text:p>4,34</text:p>
          </table:table-cell>
        </table:table-row>
        <table:table-row table:style-name="ro2">
          <table:table-cell office:value-type="string">
            <text:p>Rossi</text:p>
          </table:table-cell>
          <table:table-cell office:value-type="string">
            <text:p>Sofi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26">
            <text:p>26</text:p>
          </table:table-cell>
          <table:table-cell office:value-type="string">
            <text:p>cari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.76">
            <text:p>3,76</text:p>
          </table:table-cell>
        </table:table-row>
        <table:table-row table:style-name="ro2">
          <table:table-cell office:value-type="string">
            <text:p>Romano</text:p>
          </table:table-cell>
          <table:table-cell office:value-type="string">
            <text:p>Marc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4.19">
            <text:p>4,19</text:p>
          </table:table-cell>
        </table:table-row>
        <table:table-row table:style-name="ro2">
          <table:table-cell office:value-type="string">
            <text:p>Colombo</text:p>
          </table:table-cell>
          <table:table-cell office:value-type="string">
            <text:p>Vittor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4.37">
            <text:p>4,37</text:p>
          </table:table-cell>
        </table:table-row>
        <table:table-row table:style-name="ro2">
          <table:table-cell office:value-type="string">
            <text:p>Grimaldi</text:p>
          </table:table-cell>
          <table:table-cell office:value-type="string">
            <text:p>Gelsomin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.93">
            <text:p>3,93</text:p>
          </table:table-cell>
        </table:table-row>
        <table:table-row table:style-name="ro1">
          <table:table-cell office:value-type="string">
            <text:p>Rusconi</text:p>
          </table:table-cell>
          <table:table-cell office:value-type="string">
            <text:p>Tancredi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.81">
            <text:p>3,81</text:p>
          </table:table-cell>
        </table:table-row>
        <table:table-row table:style-name="ro2">
          <table:table-cell office:value-type="string">
            <text:p>Gagliardi</text:p>
          </table:table-cell>
          <table:table-cell office:value-type="string">
            <text:p>Sofi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.58">
            <text:p>3,58</text:p>
          </table:table-cell>
        </table:table-row>
        <table:table-row table:style-name="ro2">
          <table:table-cell office:value-type="string">
            <text:p>Rinaldi</text:p>
          </table:table-cell>
          <table:table-cell office:value-type="string">
            <text:p>Filipp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4.88">
            <text:p>4,88</text:p>
          </table:table-cell>
        </table:table-row>
        <table:table-row table:style-name="ro2">
          <table:table-cell office:value-type="string">
            <text:p>Russo</text:p>
          </table:table-cell>
          <table:table-cell office:value-type="string">
            <text:p>Fiordaliso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.03">
            <text:p>4,03</text:p>
          </table:table-cell>
        </table:table-row>
        <table:table-row table:style-name="ro2">
          <table:table-cell office:value-type="string">
            <text:p>Spagnolo</text:p>
          </table:table-cell>
          <table:table-cell office:value-type="string">
            <text:p>Paol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4.23">
            <text:p>4,23</text:p>
          </table:table-cell>
        </table:table-row>
        <table:table-row table:style-name="ro2">
          <table:table-cell office:value-type="string">
            <text:p>Martelli</text:p>
          </table:table-cell>
          <table:table-cell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4.04">
            <text:p>4,04</text:p>
          </table:table-cell>
        </table:table-row>
        <table:table-row table:style-name="ro2">
          <table:table-cell office:value-type="string">
            <text:p>Scarpa</text:p>
          </table:table-cell>
          <table:table-cell office:value-type="string">
            <text:p>Giovanni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carie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5.31">
            <text:p>5,31</text:p>
          </table:table-cell>
        </table:table-row>
        <table:table-row table:style-name="ro2">
          <table:table-cell office:value-type="string">
            <text:p>Sorrentino</text:p>
          </table:table-cell>
          <table:table-cell office:value-type="string">
            <text:p>Edoardo</text:p>
          </table:table-cell>
          <table:table-cell office:value-type="string">
            <text:p>m</text:p>
          </table:table-cell>
          <table:table-cell office:value-type="string">
            <text:p>no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.33">
            <text:p>3,33</text:p>
          </table:table-cell>
        </table:table-row>
        <table:table-row table:style-name="ro2">
          <table:table-cell office:value-type="string">
            <text:p>Della Rovere</text:p>
          </table:table-cell>
          <table:table-cell office:value-type="string">
            <text:p>Camel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4.84">
            <text:p>4,84</text:p>
          </table:table-cell>
        </table:table-row>
        <table:table-row table:style-name="ro2">
          <table:table-cell office:value-type="string">
            <text:p>De Luca</text:p>
          </table:table-cell>
          <table:table-cell office:value-type="string">
            <text:p>Camill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.77">
            <text:p>2,77</text:p>
          </table:table-cell>
        </table:table-row>
        <table:table-row table:style-name="ro2">
          <table:table-cell office:value-type="string">
            <text:p>Acquaviva</text:p>
          </table:table-cell>
          <table:table-cell office:value-type="string">
            <text:p>Carlo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carie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4.91">
            <text:p>4,91</text:p>
          </table:table-cell>
        </table:table-row>
        <table:table-row table:style-name="ro2">
          <table:table-cell office:value-type="string">
            <text:p>Montani</text:p>
          </table:table-cell>
          <table:table-cell office:value-type="string">
            <text:p>Rebecca</text:p>
          </table:table-cell>
          <table:table-cell office:value-type="string">
            <text:p>f</text:p>
          </table:table-cell>
          <table:table-cell office:value-type="string">
            <text:p>no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cari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ellini</text:p>
          </table:table-cell>
          <table:table-cell office:value-type="string">
            <text:p>Viol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carie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4.25">
            <text:p>4,25</text:p>
          </table:table-cell>
        </table:table-row>
        <table:table-row table:style-name="ro2">
          <table:table-cell office:value-type="string">
            <text:p>Ferrari</text:p>
          </table:table-cell>
          <table:table-cell office:value-type="string">
            <text:p>Giulia</text:p>
          </table:table-cell>
          <table:table-cell office:value-type="string">
            <text:p>f</text:p>
          </table:table-cell>
          <table:table-cell office:value-type="string">
            <text:p>si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carie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5.21">
            <text:p>5,21</text:p>
          </table:table-cell>
        </table:table-row>
        <table:table-row table:style-name="ro2">
          <table:table-cell office:value-type="string">
            <text:p>Ariosto</text:p>
          </table:table-cell>
          <table:table-cell office:value-type="string">
            <text:p>Daniele</text:p>
          </table:table-cell>
          <table:table-cell office:value-type="string">
            <text:p>m</text:p>
          </table:table-cell>
          <table:table-cell office:value-type="string">
            <text:p>si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.87">
            <text:p>3,87</text:p>
          </table:table-cell>
        </table:table-row>
      </table:table>
      <table:database-ranges>
        <table:database-range table:target-range-address="Foglio2.A1:Foglio2.J106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10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1">01/05/2024</text:date>, <text:time>13.14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Cervai</meta:initial-creator>
    <meta:creation-date>2024-04-20T14:51:42</meta:creation-date>
    <dc:date>2024-05-01T13:14:26</dc:date>
    <dc:creator>Sara Cervai</dc:creator>
    <meta:editing-duration>PT1H33M19S</meta:editing-duration>
    <meta:editing-cycles>34</meta:editing-cycles>
    <meta:generator>OpenOffice/4.1.2$Unix OpenOffice.org_project/412m3$Build-9782</meta:generator>
    <meta:document-statistic meta:table-count="1" meta:cell-count="1060" meta:object-count="0"/>
  </office:meta>
</office:document-meta>
</file>